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co2" style:family="table-column">
      <style:table-column-properties fo:break-before="auto" style:column-width="9.927cm"/>
    </style:style>
    <style:style style:name="co3" style:family="table-column">
      <style:table-column-properties fo:break-before="auto" style:column-width="9.902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1.208cm" fo:break-before="auto" style:use-optimal-row-height="false"/>
    </style:style>
    <style:style style:name="ro3" style:family="table-row">
      <style:table-row-properties style:row-height="1.639cm" fo:break-before="auto" style:use-optimal-row-height="false"/>
    </style:style>
    <style:style style:name="ro4" style:family="table-row">
      <style:table-row-properties style:row-height="2.932cm" fo:break-before="auto" style:use-optimal-row-height="false"/>
    </style:style>
    <style:style style:name="ro5" style:family="table-row">
      <style:table-row-properties style:row-height="2.501cm" fo:break-before="auto" style:use-optimal-row-height="false"/>
    </style:style>
    <style:style style:name="ro6" style:family="table-row">
      <style:table-row-properties style:row-height="3.3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Free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Free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2.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Потенциальный член команды</text:p>
          </table:table-cell>
          <table:table-cell table:style-name="ce8" office:value-type="string" calcext:value-type="string">
            <text:p>Мотивация</text:p>
          </table:table-cell>
          <table:table-cell table:style-name="ce8" office:value-type="string" calcext:value-type="string">
            <text:p>Потребность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Капитан Флинт</text:p>
          </table:table-cell>
          <table:table-cell table:style-name="ce3" office:value-type="string" calcext:value-type="string">
            <text:p>Осуществление мечты, Месть</text:p>
          </table:table-cell>
          <table:table-cell table:style-name="ce3" office:value-type="string" calcext:value-type="string">
            <text:p>Самовыражение, уважение и признание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Соленый Пес</text:p>
          </table:table-cell>
          <table:table-cell table:style-name="ce3" office:value-type="string" calcext:value-type="string">
            <text:p>Возврат к старой жизни, полной приключений</text:p>
          </table:table-cell>
          <table:table-cell table:style-name="ce3" office:value-type="string" calcext:value-type="string">
            <text:p>Принадлежность, самоутверждение и самореализация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Крутой Кулак</text:p>
          </table:table-cell>
          <table:table-cell table:style-name="ce3" office:value-type="string" calcext:value-type="string">
            <text:p>Деньги, прибыль</text:p>
          </table:table-cell>
          <table:table-cell table:style-name="ce3" office:value-type="string" calcext:value-type="string">
            <text:p>Безопасность, защита себя и своих интересов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Жестянка</text:p>
          </table:table-cell>
          <table:table-cell table:style-name="ce3" office:value-type="string" calcext:value-type="string">
            <text:p>Освобождение дочери и решение финансовых проблем</text:p>
          </table:table-cell>
          <table:table-cell table:style-name="ce3" office:value-type="string" calcext:value-type="string">
            <text:p><text:span text:style-name="T2">Безопасность, самоутверждение</text:span> и защита близкого человек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Одноглазый Бык</text:p>
          </table:table-cell>
          <table:table-cell table:style-name="ce3" office:value-type="string" calcext:value-type="string">
            <text:p>Расширение своего влияния на команду и возможность взбунтовать ее в любой момент</text:p>
          </table:table-cell>
          <table:table-cell table:style-name="ce3" office:value-type="string" calcext:value-type="string">
            <text:p>Признание и уважение, безопасность, контролирование ситуаци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Рваное Ухо</text:p>
          </table:table-cell>
          <table:table-cell table:style-name="ce3" office:value-type="string" calcext:value-type="string">
            <text:p>Стремление к власти и контролю над другими пиратами</text:p>
          </table:table-cell>
          <table:table-cell table:style-name="ce5" office:value-type="string" calcext:value-type="string">
            <text:p>Уважение и признание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Потенциальный член команды</text:p>
          </table:table-cell>
          <table:table-cell table:style-name="ce10" office:value-type="string" calcext:value-type="string">
            <text:p>Потребность</text:p>
          </table:table-cell>
          <table:table-cell table:style-name="ce10" office:value-type="string" calcext:value-type="string">
            <text:p>Мотивационная модель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Капитан Флинт</text:p>
          </table:table-cell>
          <table:table-cell table:style-name="ce5" office:value-type="string" calcext:value-type="string">
            <text:p>Самовыражение</text:p>
          </table:table-cell>
          <table:table-cell table:style-name="ce5" office:value-type="string" calcext:value-type="string">
            <text:p>Успешно напасть на «Золотое Дно». Отомстить Джексону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Соленый Пес</text:p>
          </table:table-cell>
          <table:table-cell table:style-name="ce3" office:value-type="string" calcext:value-type="string">
            <text:p>Принадлежность, самоутверждение и самореализация</text:p>
          </table:table-cell>
          <table:table-cell table:style-name="ce5" office:value-type="string" calcext:value-type="string">
            <text:p><text:span text:style-name="T3">Вернуться к приключениям и ощутить адреналин. Восстановить свою легендарную репутацию и вновь </text:span>получить признание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Крутой Кулак</text:p>
          </table:table-cell>
          <table:table-cell table:style-name="ce3" office:value-type="string" calcext:value-type="string">
            <text:p>Безопасность, защита себя и своих интересов</text:p>
          </table:table-cell>
          <table:table-cell table:style-name="ce5" office:value-type="string" calcext:value-type="string">
            <text:p>Продемонстрировать свои навыки в бою. Получить долю от добычи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Жестянка</text:p>
          </table:table-cell>
          <table:table-cell table:style-name="ce3" office:value-type="string" calcext:value-type="string">
            <text:p>Безопасность и защита близкого человека</text:p>
          </table:table-cell>
          <table:table-cell table:style-name="ce5" office:value-type="string" calcext:value-type="string">
            <text:p>Выкупить дочь и получить дополнительное вознаграждение за участие в набеге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Одноглазый Бык</text:p>
          </table:table-cell>
          <table:table-cell table:style-name="ce3" office:value-type="string" calcext:value-type="string">
            <text:p>Признание и уважение, безопасность, контролирование ситуации</text:p>
          </table:table-cell>
          <table:table-cell table:style-name="ce5" office:value-type="string" calcext:value-type="string">
            <text:p>Удовлетворить потребность в уважении и самоутверждении, расширить свое влияние и контроль над командой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Рваное Ухо</text:p>
          </table:table-cell>
          <table:table-cell table:style-name="ce5" office:value-type="string" calcext:value-type="string">
            <text:p>Уважение и признание</text:p>
          </table:table-cell>
          <table:table-cell table:style-name="ce5" office:value-type="string" calcext:value-type="string">
            <text:p>Продемонстрировать силу и контроль над другими пиратами. Возможность властвовать и получить долю от добычи.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4.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Потенциальный член команды</text:p>
          </table:table-cell>
          <table:table-cell table:style-name="ce10" office:value-type="string" calcext:value-type="string">
            <text:p>Мотивация и принципы управления</text:p>
          </table:table-cell>
          <table:table-cell table:style-name="ce10" office:value-type="string" calcext:value-type="string">
            <text:p>Результативность вероятных действий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Соленый Пес</text:p>
          </table:table-cell>
          <table:table-cell table:style-name="ce5" office:value-type="string" calcext:value-type="string">
            <text:p>1) дать ответственное серьезное творческое задание: разработать полную стратегию набега на богатый прииск "Золотое Дно"</text:p>
            <text:p><text:span text:style-name="T1">2) поддерживать с ним доверительные отношения</text:span></text:p>
            <text:p><text:span text:style-name="T1">3) аккуратно критиковать</text:span></text:p>
          </table:table-cell>
          <table:table-cell table:style-name="ce5" office:value-type="string" calcext:value-type="string">
            <text:p>Соленый Пес разработает хорошую стратегию, которая позволит осуществить задуманное; после этого дела останется хорошим приятелем и надежным партнером;</text:p>
            <text:p><text:span text:style-name="T1">90% возможно, что не захочет снова заниматься нелегальным делом</text:span>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Крутой Кулак</text:p>
          </table:table-cell>
          <table:table-cell table:style-name="ce5" office:value-type="string" calcext:value-type="string">
            <text:p>1) обеспечить достаточное вознаграждение и возможность получить выгоду от успешной операции</text:p>
            <text:p>2) ограничить власть и контролировать действия, чтобы избежать предательства</text:p>
          </table:table-cell>
          <table:table-cell table:style-name="ce5" office:value-type="string" calcext:value-type="string">
            <text:p>Может стать мощным бойцом и ключевым игроком в нападении на прииск;</text:p>
            <text:p>Обеспечит числовое преимущество;</text:p>
            <text:p>Получит свою долю и исчезнет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Жестянка</text:p>
          </table:table-cell>
          <table:table-cell table:style-name="ce5" office:value-type="string" calcext:value-type="string">
            <text:p>1) обеспечить поддержку в освобождении дочери и помощь в решении финансовых проблем</text:p>
            <text:p>2) мотивировать принимать активное участие в операции на прииск, предоставляя возможность вернуть свой корабль к боеготовности</text:p>
          </table:table-cell>
          <table:table-cell table:style-name="ce5" office:value-type="string" calcext:value-type="string">
            <text:p>Обеспечит преимущество за счет непревзойденного фрегата с командой пиратов;</text:p>
            <text:p>Спасет дочь;</text:p>
            <text:p>Обеспечит свою команду работой и деньгами, предотвратив бунт;</text:p>
            <text:p>Сможет не продавать корабль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Одноглазый Бык</text:p>
          </table:table-cell>
          <table:table-cell table:style-name="ce5" office:value-type="string" calcext:value-type="string">
            <text:p>1) обеспечить достаточную мотивацию и внимание, чтобы предотвратить попытки взбунтования</text:p>
            <text:p>2) контролировать действия и ограничивать власть, чтобы избежать разрушительных последствий для команды</text:p>
          </table:table-cell>
          <table:table-cell table:style-name="ce5" office:value-type="string" calcext:value-type="string">
            <text:p>Обеспечит преимущество за счет фрегата Жестянки, но придется устроить бунт;</text:p>
            <text:p>потенциальные попытки взбунтования могут представлять серьезную угрозу для успешного завершения операции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Рваное Ухо</text:p>
          </table:table-cell>
          <table:table-cell table:style-name="ce5" office:value-type="string" calcext:value-type="string">
            <text:p>1) обеспечить возможность проявить свою власть и влияние внутри команды</text:p>
            <text:p>2) дать задание на разведку территории</text:p>
            <text:p>3) контролировать действия и ограничивать жестокость</text:p>
          </table:table-cell>
          <table:table-cell table:style-name="ce5" office:value-type="string" calcext:value-type="string">
            <text:p>Хитрость и проворство дадут преимущество при разведке;</text:p>
            <text:p>жестокость и неразборчивость в средствах могут представлять опасность для успеха операции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6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2:13:57.100440498</meta:creation-date>
    <dc:date>2024-05-03T23:38:10.252921790</dc:date>
    <meta:editing-duration>PT3H13M5S</meta:editing-duration>
    <meta:editing-cycles>43</meta:editing-cycles>
    <meta:generator>LibreOffice/7.3.7.2$Linux_X86_64 LibreOffice_project/30$Build-2</meta:generator>
    <meta:document-statistic meta:table-count="1" meta:cell-count="63" meta:object-count="0"/>
  </office:meta>
</office:document-meta>
</file>